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911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396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354in"/>
    </style:style>
    <style:style style:name="co20" style:family="table-column">
      <style:table-column-properties fo:break-before="auto" style:column-width="1.2646in"/>
    </style:style>
    <style:style style:name="co21" style:family="table-column">
      <style:table-column-properties fo:break-before="auto" style:column-width="2.5516in"/>
    </style:style>
    <style:style style:name="co22" style:family="table-column">
      <style:table-column-properties fo:break-before="auto" style:column-width="1.2756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611in"/>
    </style:style>
    <style:style style:name="co25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0.6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0.4929in"/>
    </style:style>
    <style:style style:name="co33" style:family="table-column">
      <style:table-column-properties fo:break-before="auto" style:column-width="0.9752in"/>
    </style:style>
    <style:style style:name="co34" style:family="table-column">
      <style:table-column-properties fo:break-before="auto" style:column-width="1.7689in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default-cell-style-name="ce8"/>
        <table:table-column table:style-name="co9" table:default-cell-style-name="ce8"/>
        <table:table-column table:style-name="co12" table:default-cell-style-name="ce8"/>
        <table:table-column table:style-name="co9" table:default-cell-style-name="ce8"/>
        <table:table-column table:style-name="co13" table:default-cell-style-name="ce8"/>
        <table:table-column table:style-name="co14" table:default-cell-style-name="ce8"/>
        <table:table-column table:style-name="co6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1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" table:number-columns-repeated="5" table:default-cell-style-name="ce8"/>
        <table:table-row table:style-name="ro5" table:number-rows-repeated="3">
          <table:table-cell table:number-columns-repeated="25"/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2"/>
        </table:table-row>
        <table:table-row table:style-name="ro5">
          <table:table-cell table:number-columns-repeated="25"/>
        </table:table-row>
        <table:table-row table:style-name="ro5">
          <table:table-cell table:style-name="ce6" office:value-type="string" calcext:value-type="string">
            <text:p>RNN</text:p>
          </table:table-cell>
          <table:table-cell table:style-name="ce6"/>
          <table:table-cell table:number-columns-repeated="23"/>
        </table:table-row>
        <table:table-row table:style-name="ro5">
          <table:table-cell table:style-name="ce6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idden size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nest.</text:p>
          </table:table-cell>
          <table:table-cell table:style-name="ce7" office:value-type="string" calcext:value-type="string">
            <text:p>zeroF</text:p>
          </table:table-cell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/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erplexity</text:p>
          </table:table-cell>
          <table:table-cell table:style-name="ce7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boolean" office:boolean-value="true" calcext:value-type="boolean">
            <text:p>1</text:p>
          </table:table-cell>
          <table:table-cell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boolean" office:boolean-value="true" calcext:value-type="boolean">
            <text:p>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10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12" office:value-type="string" calcext:value-type="string">
            <text:p>107, 151, 144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7577893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12" office:value-type="string" calcext:value-type="string">
            <text:p>85, 134, 12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768437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2" office:value-type="string" calcext:value-type="string">
            <text:p>77, 128, 122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8008741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7" office:value-type="string" calcext:value-type="string">
            <text:p>68, 122, 11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8285685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96, 164, 158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 table:number-rows-repeated="4">
          <table:table-cell table:number-columns-repeated="25"/>
        </table:table-row>
        <table:table-row table:style-name="ro5">
          <table:table-cell table:number-columns-repeated="2"/>
          <table:table-cell table:style-name="Default" table:number-columns-repeated="15"/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 table:style-name="ce6" office:value-type="string" calcext:value-type="string">
            <text:p>LSTM</text:p>
          </table:table-cell>
          <table:table-cell/>
          <table:table-cell table:style-name="Default" table:number-columns-repeated="15"/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s.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uni.</text:p>
          </table:table-cell>
          <table:table-cell table:style-name="ce7"/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 office:value-type="string" calcext:value-type="string">
            <text:p>epochSize</text:p>
          </table:table-cell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erplexity</text:p>
          </table:table-cell>
          <table:table-cell table:style-name="ce7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10" office:value-type="boolean" office:boolean-value="false" calcext:value-type="boolean">
            <text:p>0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93, 136, 130</text:p>
          </table:table-cell>
          <table:table-cell table:style-name="ce5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85545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34, 99, 95</text:p>
          </table:table-cell>
          <table:table-cell table:style-name="ce5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85546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36, 123, 117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800904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58, 119, 115</text:p>
          </table:table-cell>
          <table:table-cell table:style-name="ce5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0.6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, 101, 96</text:p>
          </table:table-cell>
          <table:table-cell table:style-name="Default" office:value-type="string" calcext:value-type="string">
            <text:p>learning rate doesnt decay fast enough</text:p>
          </table:table-cell>
          <table:table-cell table:style-name="Default" table:number-columns-repeated="5"/>
        </table:table-row>
        <table:table-row table:style-name="ro5" table:number-rows-repeated="2">
          <table:table-cell table:number-columns-repeated="2"/>
          <table:table-cell table:style-name="Default" table:number-columns-repeated="15"/>
          <table:table-cell table:number-columns-repeated="2"/>
          <table:table-cell table:style-name="Default" table:number-columns-repeated="6"/>
        </table:table-row>
        <table:table-row table:style-name="ro5" table:number-rows-repeated="2">
          <table:table-cell table:number-columns-repeated="25"/>
        </table:table-row>
        <table:table-row table:style-name="ro5">
          <table:table-cell table:style-name="ce6" office:value-type="string" calcext:value-type="string">
            <text:p>BRNN</text:p>
          </table:table-cell>
          <table:table-cell table:number-columns-repeated="24"/>
        </table:table-row>
        <table:table-row table:style-name="ro5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idden size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nest.</text:p>
          </table:table-cell>
          <table:table-cell table:style-name="ce7" office:value-type="string" calcext:value-type="string">
            <text:p>zeroF</text:p>
          </table:table-cell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/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seudo-perplexity</text:p>
          </table:table-cell>
          <table:table-cell table:style-name="ce7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0" office:value-type="boolean" office:boolean-value="true" calcext:value-type="boolean">
            <text:p>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0" office:value-type="boolean" office:boolean-value="true" calcext:value-type="boolean">
            <text:p>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5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5" table:number-rows-repeated="3">
          <table:table-cell table:number-columns-repeated="25"/>
        </table:table-row>
        <table:table-row table:style-name="ro5">
          <table:table-cell table:style-name="ce6" office:value-type="string" calcext:value-type="string">
            <text:p>BLSTM</text:p>
          </table:table-cell>
          <table:table-cell table:number-columns-repeated="24"/>
        </table:table-row>
        <table:table-row table:style-name="ro5" table:number-rows-repeated="6">
          <table:table-cell table:number-columns-repeated="25"/>
        </table:table-row>
        <table:table-row table:style-name="ro5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5">
          <table:table-cell table:number-columns-repeated="2"/>
          <table:table-cell table:style-name="Default" table:number-columns-repeated="7"/>
          <table:table-cell table:number-columns-repeated="10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5" table:number-rows-repeated="8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5" table:number-rows-repeated="3">
          <table:table-cell table:number-columns-repeated="25"/>
        </table:table-row>
        <table:table-row table:style-name="ro5">
          <table:table-cell table:style-name="ce6" office:value-type="string" calcext:value-type="string">
            <text:p>version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ampler/RandomSampler -&gt; TextSampler</text:p>
          </table:table-cell>
          <table:table-cell table:number-columns-repeated="23"/>
        </table:table-row>
        <table:table-row table:style-name="ro5" table:number-rows-repeated="10">
          <table:table-cell table:number-columns-repeated="25"/>
        </table:table-row>
        <table:table-row table:style-name="ro5">
          <table:table-cell table:number-columns-repeated="4"/>
          <table:table-cell office:value-type="string" calcext:value-type="string">
            <text:p>th examples/recurrentlanguagemodel.lua --dataset PennTreeBank --progress --trainEpochSize -1 --validEpochSize -1 --maxTries 50 --maxOutNorm -1 --cuda --useDevice 2 --lstm --rho 35 --hiddenSize '{1500,1500}' --batchSize 20 --learningRate 1 --uniform 0.04 --cutoffNorm 10 --maxEpoch 100 --dropout --dropoutProb 0.65 --schedule '{[15]=0.87,[16]=0.76,[17]=0.66,[18]=0.54,[19]=0.43,[20]=0.32,[21]=0.21,[22]=0.10}' --adaptiveDecay --maxWait 3 --decayFactor 0.67</text:p>
          </table:table-cell>
          <table:table-cell table:number-columns-repeated="20"/>
        </table:table-row>
        <table:table-row table:style-name="ro5">
          <table:table-cell/>
          <table:table-cell office:value-type="string" calcext:value-type="string">
            <text:p>th examples/recurrentlanguagemodel.lua --dataset PennTreeBank --progress --trainEpochSize -1 --validEpochSize -1 --maxTries 50 --maxOutNorm -1 --cuda --useDevice 3 --lstm --rho 21 --hiddenSize '{200,200}' --batchSize 20 --learningRate 1 --uniform 0.1 --cutoffNorm 5 --maxEpoch 13 --schedule '{[5]=0.5,[6]=0.25,[7]=0.125,[8]=0.0625,[9]=0.03125,[10]=0.015625,[11]=0.0078125,[12]=0.00390625}' --lrDecay 'schedule' --evalSize 1000</text:p>
          </table:table-cell>
          <table:table-cell table:number-columns-repeated="23"/>
        </table:table-row>
        <table:table-row table:style-name="ro5" table:number-rows-repeated="17">
          <table:table-cell table:number-columns-repeated="25"/>
        </table:table-row>
        <table:table-row table:style-name="ro5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3"/>
        </table:table-row>
        <table:table-row table:style-name="ro6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3"/>
        </table:table-row>
        <table:table-row table:style-name="ro5" table:number-rows-repeated="1048456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BillionWords" table:style-name="ta1">
        <table:table-column table:style-name="co6" table:default-cell-style-name="Default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30" table:number-columns-repeated="2" table:default-cell-style-name="ce8"/>
        <table:table-column table:style-name="co25" table:number-columns-repeated="4" table:default-cell-style-name="ce8"/>
        <table:table-column table:style-name="co19" table:default-cell-style-name="ce8"/>
        <table:table-column table:style-name="co31" table:default-cell-style-name="ce8"/>
        <table:table-column table:style-name="co32" table:default-cell-style-name="ce8"/>
        <table:table-column table:style-name="co31" table:default-cell-style-name="ce8"/>
        <table:table-column table:style-name="co17" table:default-cell-style-name="ce8"/>
        <table:table-column table:style-name="co1" table:number-columns-repeated="2" table:default-cell-style-name="ce8"/>
        <table:table-column table:style-name="co33" table:default-cell-style-name="ce8"/>
        <table:table-column table:style-name="co34" table:default-cell-style-name="ce8"/>
        <table:table-row table:style-name="ro5" table:number-rows-repeated="4">
          <table:table-cell table:number-columns-repeated="20"/>
        </table:table-row>
        <table:table-row table:style-name="ro5">
          <table:table-cell table:style-name="ce6" office:value-type="string" calcext:value-type="string">
            <text:p>RNN</text:p>
          </table:table-cell>
          <table:table-cell table:number-columns-repeated="19"/>
        </table:table-row>
        <table:table-row table:style-name="ro5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s.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sat. Ep</text:p>
          </table:table-cell>
          <table:table-cell table:style-name="ce7" office:value-type="string" calcext:value-type="string">
            <text:p>min LR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nest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 office:value-type="string" calcext:value-type="string">
            <text:p>epochSize</text:p>
          </table:table-cell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erplexity</text:p>
          </table:table-cell>
          <table:table-cell table:style-name="ce7" office:value-type="string" calcext:value-type="string">
            <text:p>observation</text:p>
          </table:table-cell>
        </table:table-row>
        <table:table-row table:style-name="ro5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5">
          <table:table-cell/>
          <table:table-cell office:value-type="string" calcext:value-type="string">
            <text:p>Rhea:1437768232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0.5</text:p>
          </table:table-cell>
          <table:table-cell table:number-columns-repeated="3"/>
          <table:table-cell table:style-name="ce10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0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3, 344, 366</text:p>
          </table:table-cell>
          <table:table-cell office:value-type="string" calcext:value-type="string">
            <text:p>epoch size was too small</text:p>
          </table:table-cell>
        </table:table-row>
        <table:table-row table:style-name="ro5">
          <table:table-cell/>
          <table:table-cell office:value-type="string" calcext:value-type="string">
            <text:p>Ubuntu-element-titanX-01:1438706377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E-00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0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2, 242, 251</text:p>
          </table:table-cell>
          <table:table-cell office:value-type="string" calcext:value-type="string">
            <text:p>PK</text:p>
          </table:table-cell>
        </table:table-row>
        <table:table-row table:style-name="ro5" table:number-rows-repeated="9">
          <table:table-cell table:number-columns-repeated="20"/>
        </table:table-row>
        <table:table-row table:style-name="ro5">
          <table:table-cell/>
          <table:table-cell office:value-type="string" calcext:value-type="string">
            <text:p>/home/nicholas14/save/rhea:1438007759:1</text:p>
          </table:table-cell>
          <table:table-cell table:number-columns-repeated="18"/>
        </table:table-row>
        <table:table-row table:style-name="ro5" table:number-rows-repeated="2">
          <table:table-cell table:number-columns-repeated="20"/>
        </table:table-row>
        <table:table-row table:style-name="ro5">
          <table:table-cell/>
          <table:table-cell office:value-type="string" calcext:value-type="string">
            <text:p>th examples/recurrentlanguagemodel.lua --cuda --useDevice 1 --hiddenSize '{400}' --softmaxtree --trainEpochSize 40000000 --validEpochSize 24000 --progress --learningRate 0.05 --schedule '{[30]=0.01}'</text:p>
          </table:table-cell>
          <table:table-cell table:number-columns-repeated="18"/>
        </table:table-row>
        <table:table-row table:style-name="ro5">
          <table:table-cell/>
          <table:table-cell office:value-type="string" calcext:value-type="string">
            <text:p>th examples/recurrentlanguagemodel.lua --cuda --useDevice 1 --hiddenSize '{800}' --softmaxtree --trainEpochSize 40000000 --validEpochSize 24000 --progress --learningRate 0.05 --saturateEpoch 400</text:p>
          </table:table-cell>
          <table:table-cell table:number-columns-repeated="18"/>
        </table:table-row>
        <table:table-row table:style-name="ro5" table:number-rows-repeated="39">
          <table:table-cell table:number-columns-repeated="20"/>
        </table:table-row>
        <table:table-row table:style-name="ro5">
          <table:table-cell office:value-type="string" calcext:value-type="string">
            <text:p>version</text:p>
          </table:table-cell>
          <table:table-cell table:style-name="Default"/>
          <table:table-cell table:number-columns-repeated="18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lid is just like test</text:p>
          </table:table-cell>
          <table:table-cell table:number-columns-repeated="18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emember()</text:p>
          </table:table-cell>
          <table:table-cell table:number-columns-repeated="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ookuptable cunn fix</text:p>
          </table:table-cell>
          <table:table-cell table:number-columns-repeated="18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x Dictionary and SequencerCriterion + ModuleCriterion</text:p>
          </table:table-cell>
          <table:table-cell table:number-columns-repeated="18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x LSTM missing Tanh bug</text:p>
          </table:table-cell>
          <table:table-cell table:number-columns-repeated="18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STM scale/rho -&gt; scale, No cell(t-1) in gates, LookupTable instead of Dictionary</text:p>
          </table:table-cell>
          <table:table-cell table:number-columns-repeated="18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astLSTM + new LSTM bug fixes</text:p>
          </table:table-cell>
          <table:table-cell table:number-columns-repeated="1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Sampler/RandomSampler -&gt; TextSampler</text:p>
          </table:table-cell>
          <table:table-cell table:number-columns-repeated="18"/>
        </table:table-row>
        <table:table-row table:style-name="ro5" table:number-rows-repeated="1048503">
          <table:table-cell table:number-columns-repeated="20"/>
        </table:table-row>
        <table:table-row table:style-name="ro5">
          <table:table-cell table:number-columns-repeated="20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5:31:19.87608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8-10T10:55:18.730977204</dc:date>
    <meta:editing-duration>P41DT10H45M35S</meta:editing-duration>
    <meta:editing-cycles>53</meta:editing-cycles>
    <meta:document-statistic meta:table-count="3" meta:cell-count="733" meta:object-count="0"/>
  </office:meta>
</office:document-meta>
</file>